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3800000276001301EBA4002D22.png" manifest:media-type="image/png"/>
  <manifest:file-entry manifest:full-path="Pictures/100000000000043800000276E6F4EE0BD14EC703.png" manifest:media-type="image/png"/>
  <manifest:file-entry manifest:full-path="Pictures/100000000000043800000276CFD27EC78339BC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6cm, 0cm, 0.972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3.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3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cm" svg:height="1cm" svg:x="0.4cm" svg:y="7.25cm">
          <draw:text-box>
            <text:p>sc</text:p>
          </draw:text-box>
        </draw:frame>
        <draw:frame draw:style-name="gr2" draw:text-style-name="P1" draw:layer="layout" svg:width="3cm" svg:height="0.962cm" svg:x="0.65cm" svg:y="17.25cm">
          <draw:text-box>
            <text:p>tf</text:p>
          </draw:text-box>
        </draw:frame>
        <draw:frame draw:style-name="gr3" draw:text-style-name="P2" draw:layer="layout" svg:width="19.589cm" svg:height="9.4cm" svg:x="0cm" svg:y="0cm">
          <draw:image xlink:href="Pictures/100000000000043800000276CFD27EC78339BC30.png" xlink:type="simple" xlink:show="embed" xlink:actuate="onLoad" draw:mime-type="image/png">
            <text:p/>
          </draw:image>
        </draw:frame>
        <draw:custom-shape draw:style-name="gr4" draw:text-style-name="P3" draw:layer="layout" svg:width="14cm" svg:height="0.75cm" svg:x="3.15cm" svg:y="9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589cm" svg:height="10.25cm" svg:x="0.011cm" svg:y="9.55cm">
          <draw:image xlink:href="Pictures/100000000000043800000276E6F4EE0BD14EC703.png" xlink:type="simple" xlink:show="embed" xlink:actuate="onLoad" draw:mime-type="image/png">
            <text:p/>
          </draw:image>
        </draw:frame>
        <draw:custom-shape draw:style-name="gr4" draw:text-style-name="P3" draw:layer="layout" svg:width="14cm" svg:height="0.75cm" svg:x="3.15cm" svg:y="18.6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589cm" svg:height="10.25cm" svg:x="-0.039cm" svg:y="18.8cm">
          <draw:image xlink:href="Pictures/100000000000043800000276001301EBA4002D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16:52:19.346564065</dc:date>
    <meta:editing-duration>PT3M40S</meta:editing-duration>
    <meta:editing-cycles>2</meta:editing-cycles>
    <meta:generator>LibreOffice/7.5.4.1$Linux_X86_64 LibreOffice_project/50$Build-1</meta:generator>
    <meta:document-statistic meta:object-count="7"/>
  </office:meta>
</office:document-meta>
</file>